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2.178in"/>
    </style:style>
    <style:style style:name="co28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1862in" fo:break-before="auto" style:use-optimal-row-height="false"/>
    </style:style>
    <style:style style:name="ro9" style:family="table-row">
      <style:table-row-properties style:row-height="0.2618in" fo:break-before="auto" style:use-optimal-row-height="false"/>
    </style:style>
    <style:style style:name="ro10" style:family="table-row">
      <style:table-row-properties style:row-height="0.2783in" fo:break-before="auto" style:use-optimal-row-height="true"/>
    </style:style>
    <style:style style:name="ro11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3-27">
            <office:annotation draw:style-name="gr1" draw:text-style-name="P2" svg:width="1.1264in" svg:height="0.6933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3-27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4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11">
            <text:p>2009-03-11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Preliminary research in progress; oscillators ordered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0.85">
            <text:p>85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0">
            <text:p>0.00%</text:p>
          </table:table-cell>
          <table:table-cell table:style-name="ce5" office:value-type="string">
            <text:p>Pending parts arrival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0.3">
            <text:p>30.00%</text:p>
          </table:table-cell>
          <table:table-cell table:style-name="ce5"/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4">
            <text:p>4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4">
            <text:p>4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2">
          <table:table-cell table:style-name="ce4" table:formula="of:=[.A68]+1" office:value-type="float" office:value="65">
            <text:p>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3-27" table:number-columns-spanned="2" table:number-rows-spanned="1">
            <office:annotation draw:style-name="gr2" draw:text-style-name="P2" svg:width="1.126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3-27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7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8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9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table:number-columns-repeated="5" office:value-type="float" office:value="0">
            <text:p>0.00</text:p>
          </table:table-cell>
          <table:table-cell table:style-name="ce34" table:formula="of:=SUM([.E9:.T9])" office:value-type="float" office:value="31">
            <text:p>31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13" office:value-type="float" office:value="0">
            <text:p>0.00</text:p>
          </table:table-cell>
          <table:table-cell table:style-name="ce34" table:formula="of:=SUM([.E10:.T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9" office:value-type="float" office:value="0">
            <text:p>0.00</text:p>
          </table:table-cell>
          <table:table-cell table:style-name="ce34" table:formula="of:=SUM([.E11:.T11])" office:value-type="float" office:value="36">
            <text:p>36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table:number-columns-repeated="8" office:value-type="float" office:value="0">
            <text:p>0.00</text:p>
          </table:table-cell>
          <table:table-cell table:style-name="ce34" table:formula="of:=SUM([.E12:.T12])" office:value-type="float" office:value="24">
            <text:p>24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7">
            <text:p>7.00</text:p>
          </table:table-cell>
          <table:table-cell office:value-type="float" office:value="6">
            <text:p>6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4">
            <text:p>4.00</text:p>
          </table:table-cell>
          <table:table-cell table:number-columns-repeated="8" office:value-type="float" office:value="0">
            <text:p>0.00</text:p>
          </table:table-cell>
          <table:table-cell table:style-name="ce34" table:formula="of:=SUM([.E13:.T13])" office:value-type="float" office:value="27">
            <text:p>27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0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3-27">
            <text:p>03/27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1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table:number-columns-repeated="7"/>
        </table:table-row>
        <table:table-row table:style-name="ro3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table:number-columns-repeated="7"/>
        </table:table-row>
        <table:table-row table:style-name="ro3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table:number-columns-repeated="7"/>
        </table:table-row>
        <table:table-row table:style-name="ro3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table:number-columns-repeated="7"/>
        </table:table-row>
        <table:table-row table:style-name="ro3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table:number-columns-repeated="7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0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3-27" table:number-columns-spanned="4" table:number-rows-spanned="1">
            <office:annotation draw:style-name="gr2" draw:text-style-name="P2" svg:width="1.137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3-27</text:p>
          </table:table-cell>
          <table:covered-table-cell table:number-columns-repeated="3"/>
        </table:table-row>
        <table:table-row table:style-name="ro10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2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2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2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2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2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number-columns-repeated="2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3-27" table:number-columns-spanned="2" table:number-rows-spanned="1">
            <office:annotation draw:style-name="gr2" draw:text-style-name="P2" svg:width="1.1378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3-27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165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Incomplete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Partial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Partial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/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/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/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2">
            <text:p>2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3">
            <text:p>3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formula="of:=[.A30]+1" office:value-type="float" office:value="4">
            <text:p>4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31]+1" office:value-type="float" office:value="5">
            <text:p>5</text:p>
          </table:table-cell>
          <table:table-cell office:value-type="string">
            <text:p>Oral Design Report Complete</text:p>
          </table:table-cell>
          <table:table-cell office:value-type="date" office:date-value="2009-04-17">
            <text:p>2009-04-17</text:p>
          </table:table-cell>
          <table:table-cell/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6">
            <text:p>6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/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7">
            <text:p>7</text:p>
          </table:table-cell>
          <table:table-cell/>
          <table:table-cell office:value-type="date" office:date-value="2009-04-24">
            <text:p>2009-04-24</text:p>
          </table:table-cell>
          <table:table-cell/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8">
            <text:p>8</text:p>
          </table:table-cell>
          <table:table-cell/>
          <table:table-cell table:style-name="Default" table:number-columns-repeated="2"/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formula="of:=[.A35]+1" office:value-type="float" office:value="9">
            <text:p>9</text:p>
          </table:table-cell>
          <table:table-cell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7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8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3-27" table:number-columns-spanned="2" table:number-rows-spanned="1">
            <office:annotation draw:style-name="gr2" draw:text-style-name="P2" svg:width="1.1358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3-27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79.91">
            <text:p>$179.91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/>
          <table:table-cell table:number-columns-repeated="6" office:value-type="string">
            <text:p>Blank</text:p>
          </table:table-cell>
          <table:table-cell table:formula="of:=[.G28]*[.F2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9]*[.F29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7">03/27/2009</text:date>, <text:time>01:5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3-27T01:59:35.16</dc:date>
    <meta:editing-duration>PT22H33M32S</meta:editing-duration>
    <meta:editing-cycles>185</meta:editing-cycles>
    <meta:printed-by>Joseph Lenox</meta:printed-by>
    <meta:print-date>2008-11-05T17:55:14.48</meta:print-date>
    <dc:creator>Joseph Lenox</dc:creator>
    <meta:document-statistic meta:table-count="6" meta:cell-count="168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74cm" svg:height="6.988cm" chart:class="chart:scatter" chart:style-name="ch1">
        <chart:legend chart:legend-position="end" svg:x="19.094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13cm" svg:y="0.139cm" svg:width="18.267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892">
                <text:p>39892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899">
                <text:p>3989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06">
                <text:p>39906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13">
                <text:p>39913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